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9pt" style:font-size-asian="9pt"/>
    </style:style>
    <style:style style:name="P2" style:family="paragraph" style:parent-style-name="Standard" style:master-page-name="Standard">
      <style:paragraph-properties style:page-number="auto"/>
      <style:text-properties style:font-name="Courier New" fo:font-size="9pt" style:font-size-asian="9pt"/>
    </style:style>
    <style:style style:name="P3" style:family="paragraph" style:parent-style-name="Standard">
      <style:text-properties style:font-name="Courier New" fo:font-size="9pt" style:font-size-asian="9pt"/>
    </style:style>
    <style:style style:name="T1" style:family="text">
      <style:text-properties style:font-name="Courier New" fo:font-size="9pt" style:font-size-asian="9pt"/>
    </style:style>
    <style:style style:name="T2" style:family="text">
      <style:text-properties style:font-name="Courier New" fo:font-size="9pt" fo:background-color="#cfe6ff" loext:char-shading-value="0" style:font-size-asian="9pt"/>
    </style:style>
    <style:style style:name="T3" style:family="text">
      <style:text-properties fo:color="#ff0000" style:font-name="Courier New" fo:font-size="9pt" style:font-size-asian="9pt"/>
    </style:style>
    <style:style style:name="T4" style:family="text">
      <style:text-properties fo:color="#ff0000" style:font-name="Courier New" fo:font-size="9pt" fo:background-color="#cfe6ff" loext:char-shading-value="0" style:font-size-asian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use <text:s text:c="9"/>mus_musculus: 4:118187691 CCTTCCCTCCCTTCTTTCCTTCCTTCTTCCTCTTTCTTTTTTGTT mus_musculus: 4:118187735</text:p>
      <text:p text:style-name="P1">Algerian mouse <text:s/>mus_spretus: 4:114718559 NNNNNNNNNNNNNNNNNNNNNNNNNNNNNNNNNNNNNNNNNNNNN <text:s/>mus_spretus: 4:114718603</text:p>
      <text:p text:style-name="P1"/>
      <text:p text:style-name="P1">Mouse <text:s text:c="9"/>mus_musculus: 4:118187736 GTACTGGCAACTAAATCCGGGGAACTCATGCATGCTGGCTAAGGC mus_musculus: 4:118187780</text:p>
      <text:p text:style-name="P1">Algerian mouse <text:s/>mus_spretus: 4:114718604 NNNNNNNNNNNNNNNNNNNNNNNNNNNNNNNNNNNNNNNNNNNNN <text:s/>mus_spretus: 4:114718648</text:p>
      <text:p text:style-name="P1"/>
      <text:p text:style-name="P1">Mouse <text:s text:c="9"/>mus_musculus: 4:118187781 TCTACCACCGAGCTAAGAACCAAGGCCTTTTTCAGAGATTTCCAA mus_musculus: 4:118187825</text:p>
      <text:p text:style-name="P1">Algerian mouse <text:s/>mus_spretus: 4:114718649 NNNNNNNNNNNNNNNNNNNNNNNNNNNNNNNNNNNNNNNNNNNNN <text:s/>mus_spretus: 4:114718693</text:p>
      <text:p text:style-name="P1"/>
      <text:p text:style-name="Standard"><text:span text:style-name="T1">Mouse <text:s text:c="9"/>mus_musculus: 4:118187826 AATACTTTTGTTACAATGTGACAAAGA</text:span><text:span text:style-name="T3">TCTCTACGAAGTCCTTTG</text:span><text:span text:style-name="T1"> mus_musculus: 4:118187870</text:span></text:p>
      <text:p text:style-name="P1">Algerian mouse <text:s/>mus_spretus: 4:114718694 NNNNNNNNNNNNNNNNNNNNNNNNNNNNNNNNNNNNNNNNNNNNN <text:s/>mus_spretus: 4:114718738</text:p>
      <text:p text:style-name="P1"/>
      <text:p text:style-name="Standard"><text:span text:style-name="T1">Mouse <text:s text:c="9"/>mus_musculus: 4:118187871 </text:span><text:span text:style-name="T3">TCGGGGCCTCTTGGAATACTGTTCCTTTATCC</text:span><text:span text:style-name="T4">CAGTGTATTGGAG</text:span><text:span text:style-name="T1"> mus_musculus: 4:118187915</text:span></text:p>
      <text:p text:style-name="Standard"><text:span text:style-name="T1">Algerian mouse <text:s/>mus_spretus: 4:114718739 NNNNNNNNNNNNNNNNNNNNNNNNNNNNNNNN</text:span><text:span text:style-name="T2">CAGTGTATTGGAG</text:span><text:span text:style-name="T1"> <text:s/>mus_spretus: 4:114720092</text:span></text:p>
      <text:p text:style-name="P1"/>
      <text:p text:style-name="Standard"><text:span text:style-name="T1">Mouse <text:s text:c="9"/>mus_musculus: 4:118187916 </text:span><text:span text:style-name="T4">GA</text:span><text:span text:style-name="T3">A</text:span><text:span text:style-name="T4">GGG</text:span><text:span text:style-name="T2">TGGG</text:span><text:span text:style-name="T1">A</text:span><text:span text:style-name="T2">GAGGTG</text:span><text:span text:style-name="T1">G</text:span><text:span text:style-name="T2">AGGATAGGGGATAGGGGTGATGGTGGA</text:span><text:span text:style-name="T1"> mus_musculus: 4:118187960</text:span></text:p>
      <text:p text:style-name="Standard"><text:span text:style-name="T1">Algerian mouse <text:s/>mus_spretus: 4:114720093 </text:span><text:span text:style-name="T2">GA</text:span><text:span text:style-name="T1">G</text:span><text:span text:style-name="T2">GGGTGGG</text:span><text:span text:style-name="T1">G</text:span><text:span text:style-name="T2">GAGGTG</text:span><text:span text:style-name="T1">C</text:span><text:span text:style-name="T2">AGGATAGGGGATAGGGGTGATGGTGGA</text:span><text:span text:style-name="T1"> <text:s/>mus_spretus: 4:114720137</text:span></text:p>
      <text:p text:style-name="P1"/>
      <text:p text:style-name="Standard"><text:span text:style-name="T1">Mouse <text:s text:c="9"/>mus_musculus: 4:118187961 </text:span><text:span text:style-name="T2">GAGTGCTCCTTCTCTTGTTACTTTAAGGAGAGCATAAGTGTGTCA</text:span><text:span text:style-name="T1"> mus_musculus: 4:118188005</text:span></text:p>
      <text:p text:style-name="Standard"><text:span text:style-name="T1">Algerian mouse <text:s/>mus_spretus: 4:114720138 </text:span><text:span text:style-name="T2">GAGTGCTCCTTCTCTTGTTACTTTAAGGAGAGCATAAGTGTGTCA</text:span><text:span text:style-name="T1"> <text:s/>mus_spretus: 4:114720182</text:span></text:p>
      <text:p text:style-name="P1"/>
      <text:p text:style-name="Standard"><text:span text:style-name="T1">Mouse <text:s text:c="9"/>mus_musculus: 4:118188006 </text:span><text:span text:style-name="T2">T</text:span><text:span text:style-name="T1">T</text:span><text:span text:style-name="T2">CAGCAGACAGACAAACAGCCAAC</text:span><text:span text:style-name="T1">C</text:span><text:span text:style-name="T2">GTCCTCTCTTCTCACTTTC</text:span><text:span text:style-name="T1"> mus_musculus: 4:118188050</text:span></text:p>
      <text:p text:style-name="Standard"><text:span text:style-name="T1">Algerian mouse <text:s/>mus_spretus: 4:114720183 </text:span><text:span text:style-name="T2">T</text:span><text:span text:style-name="T1">C</text:span><text:span text:style-name="T2">CAGCAGACAGACAAACAGCCAAC</text:span><text:span text:style-name="T1">G</text:span><text:span text:style-name="T2">GTCCTCTCTTCTCACTTTC</text:span><text:span text:style-name="T1"> <text:s/>mus_spretus: 4:114720227</text:span></text:p>
      <text:p text:style-name="P1"/>
      <text:p text:style-name="Standard"><text:span text:style-name="T1">Mouse <text:s text:c="9"/>mus_musculus: 4:118188051 </text:span><text:span text:style-name="T2">CTGTAGAAAG</text:span><text:span text:style-name="T1">T</text:span><text:span text:style-name="T2">TGAGTCCCTTGAATCTGGAGTGGCCCAGGA</text:span><text:span text:style-name="T1">G</text:span><text:span text:style-name="T2">GAC</text:span><text:span text:style-name="T1"> mus_musculus: 4:118188095</text:span></text:p>
      <text:p text:style-name="Standard"><text:span text:style-name="T1">Algerian mouse <text:s/>mus_spretus: 4:114720228 </text:span><text:span text:style-name="T2">CTGTAGAAAG</text:span><text:span text:style-name="T1">C</text:span><text:span text:style-name="T2">TGAGTCCCTTGAATCTGGAGTGGCCCAGGA</text:span><text:span text:style-name="T1">A</text:span><text:span text:style-name="T2">GAC</text:span><text:span text:style-name="T1"> <text:s/>mus_spretus: 4:114720272</text:span></text:p>
      <text:p text:style-name="P1"/>
      <text:p text:style-name="Standard"><text:span text:style-name="T1">Mouse <text:s text:c="9"/>mus_musculus: 4:118188096 </text:span><text:span text:style-name="T2">CATTTCCAGGAATGGTTCAGACTGGACTCTAAC</text:span><text:span text:style-name="T1">C</text:span><text:span text:style-name="T2">CAGCCTCG</text:span><text:span text:style-name="T1">T</text:span><text:span text:style-name="T2">CT</text:span><text:span text:style-name="T1"> mus_musculus: 4:118188140</text:span></text:p>
      <text:p text:style-name="Standard"><text:span text:style-name="T1">Algerian mouse <text:s/>mus_spretus: 4:114720273 </text:span><text:span text:style-name="T2">CATTTCCAGGAATGGTTCAGACTGGACTCTAAC</text:span><text:span text:style-name="T1">T</text:span><text:span text:style-name="T2">CAGCCTCG</text:span><text:span text:style-name="T1">C</text:span><text:span text:style-name="T2">CT</text:span><text:span text:style-name="T1"> <text:s/>mus_spretus: 4:114720317</text:span></text:p>
      <text:p text:style-name="P1"/>
      <text:p text:style-name="Standard"><text:span text:style-name="T1">Mouse <text:s text:c="9"/>mus_musculus: 4:118188141 </text:span><text:span text:style-name="T2">CCTCTCTGCGGTGAGGAC</text:span><text:span text:style-name="T1">CA</text:span><text:span text:style-name="T2">GGCAGGACACAGCAGACAGGGCACA</text:span><text:span text:style-name="T1"> mus_musculus: 4:118188185</text:span></text:p>
      <text:p text:style-name="Standard"><text:span text:style-name="T1">Algerian mouse <text:s/>mus_spretus: 4:114720318 </text:span><text:span text:style-name="T2">CCTCTCTGCGGTGAGGAC</text:span><text:span text:style-name="T1">TG</text:span><text:span text:style-name="T2">GGCAGGACACAGCAGACAGGGCACA</text:span><text:span text:style-name="T1"> <text:s/>mus_spretus: 4:114720362</text:span></text:p>
      <text:p text:style-name="P1"/>
      <text:p text:style-name="Standard"><text:span text:style-name="T1">Mouse <text:s text:c="9"/>mus_musculus: 4:118188186 </text:span><text:span text:style-name="T2">TTACGGGGTCAGGATTCAGCCTTCTTGACTGACTGTCTCAGTGCC</text:span><text:span text:style-name="T1"> mus_musculus: 4:118188230</text:span></text:p>
      <text:p text:style-name="Standard"><text:span text:style-name="T1">Algerian mouse <text:s/>mus_spretus: 4:114720363 </text:span><text:span text:style-name="T2">TTACGGGGTCAGGATTCAGCCTTCTTGACTGACTGTCTCAGTGCC</text:span><text:span text:style-name="T1"> <text:s/>mus_spretus: 4:114720407</text:span></text:p>
      <text:p text:style-name="P1"/>
      <text:p text:style-name="Standard"><text:span text:style-name="T1">Mouse <text:s text:c="9"/>mus_musculus: 4:118188231 </text:span><text:span text:style-name="T2">TTC</text:span><text:span text:style-name="T1">G</text:span><text:span text:style-name="T2">AAAGCTGGTGTCTGTCAGCAGA</text:span><text:span text:style-name="T1">G</text:span><text:span text:style-name="T2">ACCATGGAGCAGTGTGGT</text:span><text:span text:style-name="T1"> mus_musculus: 4:118188275</text:span></text:p>
      <text:p text:style-name="Standard"><text:span text:style-name="T1">Algerian mouse <text:s/>mus_spretus: 4:114720408 </text:span><text:soft-page-break/><text:span text:style-name="T2">TTC</text:span><text:span text:style-name="T1">A</text:span><text:span text:style-name="T2">AAAGCTGGTGTCTGTCAGCAGA</text:span><text:span text:style-name="T1">A</text:span><text:span text:style-name="T2">ACCATGGAGCAGTGTGGT</text:span><text:span text:style-name="T1"> <text:s/>mus_spretus: 4:114720452</text:span></text:p>
      <text:p text:style-name="P1"/>
      <text:p text:style-name="Standard"><text:span text:style-name="T1">Mouse <text:s text:c="9"/>mus_musculus: 4:118188276 </text:span><text:span text:style-name="T2">CTAGGTTATACAGCCAGATGCCACACCTCAGGGCTAGCTTCTTTA</text:span><text:span text:style-name="T1"> mus_musculus: 4:118188320</text:span></text:p>
      <text:p text:style-name="Standard"><text:span text:style-name="T1">Algerian mouse <text:s/>mus_spretus: 4:114720453 </text:span><text:span text:style-name="T2">CTAGGTTATACAGCCAGATGCCACACCTCAGGGCTAGCTTCTTTA</text:span><text:span text:style-name="T1"> <text:s/>mus_spretus: 4:114720497</text:span></text:p>
      <text:p text:style-name="P1"/>
      <text:p text:style-name="Standard"><text:span text:style-name="T1">Mouse <text:s text:c="9"/>mus_musculus: 4:118188321 </text:span><text:span text:style-name="T2">AGCTGTCTCTCCAGGGAAGTCCTTC</text:span><text:span text:style-name="T1">A</text:span><text:span text:style-name="T2">TCATGTTGGGTCTTAGCTG</text:span><text:span text:style-name="T1"> mus_musculus: 4:118188365</text:span></text:p>
      <text:p text:style-name="Standard"><text:span text:style-name="T1">Algerian mouse <text:s/>mus_spretus: 4:114720498 </text:span><text:span text:style-name="T2">AGCTGTCTCTCCAGGGAAGTCCTTC</text:span><text:span text:style-name="T1">G</text:span><text:span text:style-name="T2">TCATGTTGGGTCTTAGCTG</text:span><text:span text:style-name="T1"> <text:s/>mus_spretus: 4:114720542</text:span></text:p>
      <text:p text:style-name="P1"/>
      <text:p text:style-name="Standard"><text:span text:style-name="T1">Mouse <text:s text:c="9"/>mus_musculus: 4:118188366 </text:span><text:span text:style-name="T2">T</text:span><text:span text:style-name="T1">C</text:span><text:span text:style-name="T2">TTCCCTGTG</text:span><text:span text:style-name="T1">C</text:span><text:span text:style-name="T2">GGTATGAATCAAGTTCTGCATTCAAGCTATTGC</text:span><text:span text:style-name="T1"> mus_musculus: 4:118188410</text:span></text:p>
      <text:p text:style-name="Standard"><text:span text:style-name="T1">Algerian mouse <text:s/>mus_spretus: 4:114720543 </text:span><text:span text:style-name="T2">T</text:span><text:span text:style-name="T1">T</text:span><text:span text:style-name="T2">TTCCCTGTG</text:span><text:span text:style-name="T1">T</text:span><text:span text:style-name="T2">GGTATGAATCAAGTTCTGCATTCAAGCTATTGC</text:span><text:span text:style-name="T1"> <text:s/>mus_spretus: 4:114720587</text:span></text:p>
      <text:p text:style-name="P1"/>
      <text:p text:style-name="Standard"><text:span text:style-name="T1">Mouse <text:s text:c="9"/>mus_musculus: 4:118188411 </text:span><text:span text:style-name="T2">AATACAGAGGATTTCTAGAGATATGTGGAATAGTGAGGCATGTCC</text:span><text:span text:style-name="T1"> mus_musculus: 4:118188455</text:span></text:p>
      <text:p text:style-name="Standard"><text:span text:style-name="T1">Algerian mouse <text:s/>mus_spretus: 4:114720588 </text:span><text:span text:style-name="T2">AATACAGAGGATTTCTAGAGATATGTGGAATAGTGAGGCATGTCC</text:span><text:span text:style-name="T1"> <text:s/>mus_spretus: 4:114720632</text:span></text:p>
      <text:p text:style-name="P1"/>
      <text:p text:style-name="Standard"><text:span text:style-name="T1">Mouse <text:s text:c="9"/>mus_musculus: 4:118188456 </text:span><text:span text:style-name="T2">CTCACCAT</text:span><text:span text:style-name="T1">A</text:span><text:span text:style-name="T2">AAAAAAAAAAA</text:span><text:span text:style-name="T1">AA</text:span><text:span text:style-name="T2">TCCACAGAGTTAGGGCAAGCCAG</text:span><text:span text:style-name="T1"> mus_musculus: 4:118188500</text:span></text:p>
      <text:p text:style-name="Standard"><text:span text:style-name="T1">Algerian mouse <text:s/>mus_spretus: 4:114720633 </text:span><text:span text:style-name="T2">CTCACCAT</text:span><text:span text:style-name="T1">T</text:span><text:span text:style-name="T2">AAAAAAAAAAA</text:span><text:span text:style-name="T1">‑‑</text:span><text:span text:style-name="T2">TCCACAGAGTTAGGGCAAGCCAG</text:span><text:span text:style-name="T1"> <text:s/>mus_spretus: 4:114720675</text:span></text:p>
      <text:p text:style-name="P1"/>
      <text:p text:style-name="Standard"><text:span text:style-name="T1">Mouse <text:s text:c="9"/>mus_musculus: 4:118188501 </text:span><text:span text:style-name="T2">TTGGCTCAGCCAGCGAAGGTGTTCTGAAGCCTAATGATGAAAGTT</text:span><text:span text:style-name="T1"> mus_musculus: 4:118188545</text:span></text:p>
      <text:p text:style-name="Standard"><text:span text:style-name="T1">Algerian mouse <text:s/>mus_spretus: 4:114720676 </text:span><text:span text:style-name="T2">TTGGCTCAGCCAGCGAAGGTGTTCTGAAGCCTAATGATGAAAGTT</text:span><text:span text:style-name="T1"> <text:s/>mus_spretus: 4:114720720</text:span></text:p>
      <text:p text:style-name="P1"/>
      <text:p text:style-name="Standard"><text:span text:style-name="T1">Mouse <text:s text:c="9"/>mus_musculus: 4:118188546 </text:span><text:span text:style-name="T2">CCGATGCTT</text:span><text:span text:style-name="T1">G</text:span><text:span text:style-name="T2">GAACTCATGATCGAAGCACTCCTAAAAGCTGCTCT</text:span><text:span text:style-name="T1"> mus_musculus: 4:118188590</text:span></text:p>
      <text:p text:style-name="Standard"><text:span text:style-name="T1">Algerian mouse <text:s/>mus_spretus: 4:114720721 </text:span><text:span text:style-name="T2">CCGATGCTT</text:span><text:span text:style-name="T1">A</text:span><text:span text:style-name="T2">GAACTCATGATCGAAGCACTCCTAAAAGCTGCTCT</text:span><text:span text:style-name="T1"> <text:s/>mus_spretus: 4:114720765</text:span></text:p>
      <text:p text:style-name="P1"/>
      <text:p text:style-name="Standard"><text:span text:style-name="T1">Mouse <text:s text:c="9"/>mus_musculus: 4:118188591 </text:span><text:span text:style-name="T2">CCACATGCATACCATGGCACATGCCAATTGGAATACACACACACA</text:span><text:span text:style-name="T1"> mus_musculus: 4:118188635</text:span></text:p>
      <text:p text:style-name="Standard"><text:span text:style-name="T1">Algerian mouse <text:s/>mus_spretus: 4:114720766 </text:span><text:span text:style-name="T2">CCACATGCATACCATGGCACATGCCAATTGGAATACACACACACA</text:span><text:span text:style-name="T1"> <text:s/>mus_spretus: 4:114720810</text:span></text:p>
      <text:p text:style-name="P1"/>
      <text:p text:style-name="Standard"><text:span text:style-name="T1">Mouse <text:s text:c="9"/>mus_musculus: 4:118188636 </text:span><text:span text:style-name="T2">CACACACACACACACACACACACACACACACACACACACAC</text:span><text:span text:style-name="T1">AC</text:span><text:span text:style-name="T2">TC</text:span><text:span text:style-name="T1"> mus_musculus: 4:118188680</text:span></text:p>
      <text:p text:style-name="Standard"><text:span text:style-name="T1">Algerian mouse <text:s/>mus_spretus: 4:114720811 </text:span><text:span text:style-name="T2">CACACACACACACACACACACACACACACACACACACACAC</text:span><text:span text:style-name="T1">‑‑</text:span><text:span text:style-name="T2">TC</text:span><text:span text:style-name="T1"> <text:s/>mus_spretus: 4:114720853</text:span></text:p>
      <text:p text:style-name="P1"/>
      <text:p text:style-name="Standard"><text:span text:style-name="T1">Mouse <text:s text:c="9"/>mus_musculus: 4:118188681 </text:span><text:span text:style-name="T2">CACAAGTAGTAAATAAAATAAAAACAAAAACGAAG</text:span><text:span text:style-name="T1">G</text:span><text:span text:style-name="T2">AACTCATTT</text:span><text:span text:style-name="T1"> mus_musculus: 4:118188725</text:span></text:p>
      <text:p text:style-name="Standard"><text:span text:style-name="T1">Algerian mouse <text:s/>mus_spretus: 4:114720854 </text:span><text:span text:style-name="T2">CACAAGTAGTAAATAAAATAAAAACAAAAACGAAG</text:span><text:span text:style-name="T1">A</text:span><text:span text:style-name="T2">AACTCATTT</text:span><text:span text:style-name="T1"> <text:s/>mus_spretus: 4:114720898</text:span></text:p>
      <text:p text:style-name="P1"/>
      <text:p text:style-name="Standard"><text:span text:style-name="T1">Mouse <text:s text:c="9"/>mus_musculus: 4:118188726 </text:span><text:span text:style-name="T2">AAAAGTAGCTGCCTAGACCCAGCCTCTCCTTGGCTACCTCTACAG</text:span><text:span text:style-name="T1"> mus_musculus: 4:118188770</text:span></text:p>
      <text:p text:style-name="Standard"><text:span text:style-name="T1">Algerian mouse <text:s/>mus_spretus: 4:114720899 </text:span><text:span text:style-name="T2">AAAAGTAGCTGCCTAGACCCAGCCTCTCCTTGGCTACCTCTACAG</text:span><text:span text:style-name="T1"> <text:s/>mus_spretus: 4:114720943</text:span></text:p>
      <text:p text:style-name="P1"/>
      <text:p text:style-name="Standard"><text:span text:style-name="T1">Mouse <text:s text:c="9"/>mus_musculus: 4:118188771 </text:span><text:span text:style-name="T2">CTCTGTGCCGGAGAAGCAGCATAAAGGTGGCTCTCTGTGGCTTTC</text:span><text:span text:style-name="T1"> mus_musculus: 4:118188815</text:span></text:p>
      <text:p text:style-name="Standard"><text:span text:style-name="T1">Algerian mouse <text:s/>mus_spretus: 4:114720944 </text:span><text:span text:style-name="T2">CTCTGTGCCGGAGAAGCAGCATAAAGGTGGCTCTCTGTGGCTTTC</text:span><text:span text:style-name="T1"> <text:s/>mus_spretus: 4:114720988</text:span></text:p>
      <text:p text:style-name="P1"/>
      <text:p text:style-name="Standard"><text:span text:style-name="T1">Mouse <text:s text:c="9"/>mus_musculus: 4:118188816 </text:span><text:soft-page-break/><text:span text:style-name="T2">CACG</text:span><text:span text:style-name="T1">C</text:span><text:span text:style-name="T2">TTGGGCTAC</text:span><text:span text:style-name="T1">A</text:span><text:span text:style-name="T2">CTGTTTCTA</text:span><text:span text:style-name="T1">C</text:span><text:span text:style-name="T2">GACTGGACCTGCCGGAGGGA</text:span><text:span text:style-name="T1"> mus_musculus: 4:118188860</text:span></text:p>
      <text:p text:style-name="Standard"><text:span text:style-name="T1">Algerian mouse <text:s/>mus_spretus: 4:114720989 </text:span><text:span text:style-name="T2">CACG</text:span><text:span text:style-name="T1">A</text:span><text:span text:style-name="T2">TTGGGCTAC</text:span><text:span text:style-name="T1">C</text:span><text:span text:style-name="T2">CTGTTTCTA</text:span><text:span text:style-name="T1">T</text:span><text:span text:style-name="T2">GACTGGACCTGCCGGAGGGA</text:span><text:span text:style-name="T1"> <text:s/>mus_spretus: 4:114721033</text:span></text:p>
      <text:p text:style-name="P1"/>
      <text:p text:style-name="Standard"><text:span text:style-name="T1">Mouse <text:s text:c="9"/>mus_musculus: 4:118188861 </text:span><text:span text:style-name="T2">AGCTCTTTCATGCCACAAAACAGTTTAT</text:span><text:span text:style-name="T1">C</text:span><text:span text:style-name="T2">GTTGTTCTGTTTCTTG</text:span><text:span text:style-name="T1"> mus_musculus: 4:118188905</text:span></text:p>
      <text:p text:style-name="Standard"><text:span text:style-name="T1">Algerian mouse <text:s/>mus_spretus: 4:114721034 </text:span><text:span text:style-name="T2">AGCTCTTTCATGCCACAAAACAGTTTAT</text:span><text:span text:style-name="T1">T</text:span><text:span text:style-name="T2">GTTGTTCTGTTTCTTG</text:span><text:span text:style-name="T1"> <text:s/>mus_spretus: 4:114721078</text:span></text:p>
      <text:p text:style-name="P1"/>
      <text:p text:style-name="Standard"><text:span text:style-name="T1">Mouse <text:s text:c="9"/>mus_musculus: 4:118188906 </text:span><text:span text:style-name="T2">AGCAGCTCGTCTGACCTTACACCTTCA</text:span><text:span text:style-name="T1">G</text:span><text:span text:style-name="T2">GGAGAAGCTTTCCCAGG</text:span><text:span text:style-name="T1"> mus_musculus: 4:118188950</text:span></text:p>
      <text:p text:style-name="Standard"><text:span text:style-name="T1">Algerian mouse <text:s/>mus_spretus: 4:114721079 </text:span><text:span text:style-name="T2">AGCAGCTCGTCTGACCTTACACCTTCA</text:span><text:span text:style-name="T1">A</text:span><text:span text:style-name="T2">GGAGAAGCTTTCCCAGG</text:span><text:span text:style-name="T1"> <text:s/>mus_spretus: 4:114721123</text:span></text:p>
      <text:p text:style-name="P1"/>
      <text:p text:style-name="Standard"><text:span text:style-name="T1">Mouse <text:s text:c="9"/>mus_musculus: 4:118188951 </text:span><text:span text:style-name="T2">ATCCCAATAGCCTTTGGACTAGGGAGCGATCTTGGGGTAAAAAGC</text:span><text:span text:style-name="T1"> mus_musculus: 4:118188995</text:span></text:p>
      <text:p text:style-name="Standard"><text:span text:style-name="T1">Algerian mouse <text:s/>mus_spretus: 4:114721124 </text:span><text:span text:style-name="T2">ATCCCAATAGCCTTTGGACTAGGGAGCGATCTTGGGGTAAAAAGC</text:span><text:span text:style-name="T1"> <text:s/>mus_spretus: 4:114721168</text:span></text:p>
      <text:p text:style-name="P1"/>
      <text:p text:style-name="Standard"><text:span text:style-name="T1">Mouse <text:s text:c="9"/>mus_musculus: 4:118188996 </text:span><text:span text:style-name="T2">AATTTGGGGTTAAGGAGGTATCTTGCACTGAGAAGCAACTTTAGT</text:span><text:span text:style-name="T1"> mus_musculus: 4:118189040</text:span></text:p>
      <text:p text:style-name="Standard"><text:span text:style-name="T1">Algerian mouse <text:s/>mus_spretus: 4:114721169 </text:span><text:span text:style-name="T2">AATTTGGGGTTAAGGAGGTATCTTGCACTGAGAAGCAACTTTAGT</text:span><text:span text:style-name="T1"> <text:s/>mus_spretus: 4:114721213</text:span></text:p>
      <text:p text:style-name="P1"/>
      <text:p text:style-name="Standard"><text:span text:style-name="T1">Mouse <text:s text:c="9"/>mus_musculus: 4:118189041 </text:span><text:span text:style-name="T2">CCGAGAGCTATTCTACTGGAAATGTTAGCTCTGCTCTGTAAACAT</text:span><text:span text:style-name="T1"> mus_musculus: 4:118189085</text:span></text:p>
      <text:p text:style-name="Standard"><text:span text:style-name="T1">Algerian mouse <text:s/>mus_spretus: 4:114721214 </text:span><text:span text:style-name="T2">CCGAGAGCTATTCTACTGGAAATGTTAGCTCTGCTCTGTAAACAT</text:span><text:span text:style-name="T1"> <text:s/>mus_spretus: 4:114721258</text:span></text:p>
      <text:p text:style-name="P1"/>
      <text:p text:style-name="Standard"><text:span text:style-name="T1">Mouse <text:s text:c="9"/>mus_musculus: 4:118189086 </text:span><text:span text:style-name="T2">GACACTCGAGCATTTCCATGCCCTGTTTCTTGGCCCAAGGGTTTT</text:span><text:span text:style-name="T1"> mus_musculus: 4:118189130</text:span></text:p>
      <text:p text:style-name="Standard"><text:span text:style-name="T1">Algerian mouse <text:s/>mus_spretus: 4:114721259 </text:span><text:span text:style-name="T2">GACACTCGAGCATTTCCATGCCCTGTTTCTTGGCCCAAGGGTTTT</text:span><text:span text:style-name="T1"> <text:s/>mus_spretus: 4:114721303</text:span></text:p>
      <text:p text:style-name="P1"/>
      <text:p text:style-name="Standard"><text:span text:style-name="T1">Mouse <text:s text:c="9"/>mus_musculus: 4:118189131 </text:span><text:span text:style-name="T2">GTTGTGGTTAATACTGTGGTCTGTCTATTTTATGCTTCATCTTCC</text:span><text:span text:style-name="T1"> mus_musculus: 4:118189175</text:span></text:p>
      <text:p text:style-name="Standard"><text:span text:style-name="T1">Algerian mouse <text:s/>mus_spretus: 4:114721304 </text:span><text:span text:style-name="T2">GTTGTGGTTAATACTGTGGTCTGTCTATTTTATGCTTCATCTTCC</text:span><text:span text:style-name="T1"> <text:s/>mus_spretus: 4:114721348</text:span></text:p>
      <text:p text:style-name="P1"/>
      <text:p text:style-name="Standard"><text:span text:style-name="T1">Mouse <text:s text:c="9"/>mus_musculus: 4:118189176 </text:span><text:span text:style-name="T2">TGGAAACAGTAAAATGTTTAGCTGTCACACATTCTTGGCTCG</text:span><text:span text:style-name="T1">T</text:span><text:span text:style-name="T2">GC</text:span><text:span text:style-name="T1"> mus_musculus: 4:118189220</text:span></text:p>
      <text:p text:style-name="Standard"><text:span text:style-name="T1">Algerian mouse <text:s/>mus_spretus: 4:114721349 </text:span><text:span text:style-name="T2">TGGAAACAGTAAAATGTTTAGCTGTCACACATTCTTGGCTCG</text:span><text:span text:style-name="T1">C</text:span><text:span text:style-name="T2">GC</text:span><text:span text:style-name="T1"> <text:s/>mus_spretus: 4:114721393</text:span></text:p>
      <text:p text:style-name="P1"/>
      <text:p text:style-name="Standard"><text:span text:style-name="T1">Mouse <text:s text:c="9"/>mus_musculus: 4:118189221 </text:span><text:span text:style-name="T2">TTTGCCTTGGGCCAGCTGTGTCACTGTGAGCAACACAATGGAATC</text:span><text:span text:style-name="T1"> mus_musculus: 4:118189265</text:span></text:p>
      <text:p text:style-name="Standard"><text:span text:style-name="T1">Algerian mouse <text:s/>mus_spretus: 4:114721394 </text:span><text:span text:style-name="T2">TTTGCCTTGGGCCAGCTGTGTCACTGTGAGCAACACAATGGAATC</text:span><text:span text:style-name="T1"> <text:s/>mus_spretus: 4:114721438</text:span></text:p>
      <text:p text:style-name="P1"/>
      <text:p text:style-name="Standard"><text:span text:style-name="T1">Mouse <text:s text:c="9"/>mus_musculus: 4:118189266 </text:span><text:span text:style-name="T2">TCAGGACTTTAGACCAGAGAGAACCAATACAA</text:span><text:span text:style-name="T1">T</text:span><text:span text:style-name="T2">CCCTTCACTGAA</text:span><text:span text:style-name="T1"> mus_musculus: 4:118189310</text:span></text:p>
      <text:p text:style-name="Standard"><text:span text:style-name="T1">Algerian mouse <text:s/>mus_spretus: 4:114721439 </text:span><text:span text:style-name="T2">TCAGGACTTTAGACCAGAGAGAACCAATACAA</text:span><text:span text:style-name="T1">C</text:span><text:span text:style-name="T2">CCCTTCACTGAA</text:span><text:span text:style-name="T1"> <text:s/>mus_spretus: 4:114721483</text:span></text:p>
      <text:p text:style-name="P1"/>
      <text:p text:style-name="Standard"><text:span text:style-name="T1">Mouse <text:s text:c="9"/>mus_musculus: 4:118189311 </text:span><text:span text:style-name="T2">GGGAAATGAGGCATTGAATGAGGTGAGGAAGAGAGATTGGACCAC</text:span><text:span text:style-name="T1"> mus_musculus: 4:118189355</text:span></text:p>
      <text:p text:style-name="Standard"><text:span text:style-name="T1">Algerian mouse <text:s/>mus_spretus: 4:114721484 </text:span><text:span text:style-name="T2">GGGAAATGAGGCATTGAATGAGGTGAGGAAGAGAGATTGGACCAC</text:span><text:span text:style-name="T1"> <text:s/>mus_spretus: 4:114721528</text:span></text:p>
      <text:p text:style-name="P1"/>
      <text:p text:style-name="Standard"><text:span text:style-name="T1">Mouse <text:s text:c="9"/>mus_musculus: 4:118189356 </text:span><text:span text:style-name="T2">AGAAATGTCAAAGTGGCCCTTTTCAAGGTCATCTCTGTTCGCCTG</text:span><text:span text:style-name="T1"> mus_musculus: 4:118189400</text:span></text:p>
      <text:p text:style-name="Standard"><text:span text:style-name="T1">Algerian mouse <text:s/>mus_spretus: 4:114721529 </text:span><text:span text:style-name="T2">AGAAATGTCAAAGTGGCCCTTTTCAAGGTCATCTCTGTTCGCCTG</text:span><text:span text:style-name="T1"> <text:s/>mus_spretus: 4:114721573</text:span></text:p>
      <text:p text:style-name="P1"><text:soft-page-break/></text:p>
      <text:p text:style-name="Standard"><text:span text:style-name="T1">Mouse <text:s text:c="9"/>mus_musculus: 4:118189401 </text:span><text:span text:style-name="T2">TCTCTATAGAATCTGCCTCTCCAG</text:span><text:span text:style-name="T1">T</text:span><text:span text:style-name="T2">GTGTAAAACAAACCTTGGAG</text:span><text:span text:style-name="T1"> mus_musculus: 4:118189445</text:span></text:p>
      <text:p text:style-name="Standard"><text:span text:style-name="T1">Algerian mouse <text:s/>mus_spretus: 4:114721574 </text:span><text:span text:style-name="T2">TCTCTATAGAATCTGCCTCTCCAG</text:span><text:span text:style-name="T1">G</text:span><text:span text:style-name="T2">GTGTAAAACAAACCTTGGAG</text:span><text:span text:style-name="T1"> <text:s/>mus_spretus: 4:114721618</text:span></text:p>
      <text:p text:style-name="P1"/>
      <text:p text:style-name="Standard"><text:span text:style-name="T1">Mouse <text:s text:c="9"/>mus_musculus: 4:118189446 </text:span><text:span text:style-name="T2">TAGGTAGCCACTGGATATCCTTCCATGCACAA</text:span><text:span text:style-name="T1">G</text:span><text:span text:style-name="T2">TTTCACAGCTAT</text:span><text:span text:style-name="T1"> mus_musculus: 4:118189490</text:span></text:p>
      <text:p text:style-name="Standard"><text:span text:style-name="T1">Algerian mouse <text:s/>mus_spretus: 4:114721619 </text:span><text:span text:style-name="T2">TAGGTAGCCACTGGATATCCTTCCATGCACAA</text:span><text:span text:style-name="T1">A</text:span><text:span text:style-name="T2">TTTCACAGCTAT</text:span><text:span text:style-name="T1"> <text:s/>mus_spretus: 4:114721663</text:span></text:p>
      <text:p text:style-name="P1"/>
      <text:p text:style-name="Standard"><text:span text:style-name="T1">Mouse <text:s text:c="9"/>mus_musculus: 4:118189491 </text:span><text:span text:style-name="T2">TTCTCT</text:span><text:span text:style-name="T1">G</text:span><text:span text:style-name="T2">TGTGTAAATCAGCTGT</text:span><text:span text:style-name="T1">G</text:span><text:span text:style-name="T2">TCATTAAATTCTTTATAGAGA</text:span><text:span text:style-name="T1"> mus_musculus: 4:118189535</text:span></text:p>
      <text:p text:style-name="Standard"><text:span text:style-name="T1">Algerian mouse <text:s/>mus_spretus: 4:114721664 </text:span><text:span text:style-name="T2">TTCTCT</text:span><text:span text:style-name="T1">A</text:span><text:span text:style-name="T2">TGTGTAAATCAGCTGT</text:span><text:span text:style-name="T1">A</text:span><text:span text:style-name="T2">TCATTAAATTCTTTATAGAGA</text:span><text:span text:style-name="T1"> <text:s/>mus_spretus: 4:114721708</text:span></text:p>
      <text:p text:style-name="P1"/>
      <text:p text:style-name="Standard"><text:span text:style-name="T1">Mouse <text:s text:c="9"/>mus_musculus: 4:118189536 </text:span><text:span text:style-name="T2">GTCCCC</text:span><text:span text:style-name="T1">C</text:span><text:span text:style-name="T2">GGTCAAGT</text:span><text:span text:style-name="T1"> <text:s text:c="30"/>mus_musculus: 4:118189550</text:span></text:p>
      <text:p text:style-name="Standard"><text:span text:style-name="T1">Algerian mouse <text:s/>mus_spretus: 4:114721709 </text:span><text:span text:style-name="T2">GTCCCC</text:span><text:span text:style-name="T1">T</text:span><text:span text:style-name="T2">GGTCAAGT</text:span><text:span text:style-name="T1"> <text:s text:c="31"/>mus_spretus: 4:114721723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0:00:00</meta:creation-date>
    <dc:date>2021-04-14T15:53:05.208622199</dc:date>
    <dc:description>written by /net/isilonP/public/ro/ensweb-software/sharedsw/best/paths/apache/httpd [Perl RTF::Writer v1.11]</dc:description>
    <meta:editing-duration>PT9M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4" meta:paragraph-count="84" meta:word-count="546" meta:character-count="9408" meta:non-whitespace-character-count="8424"/>
  </office:meta>
</office:document-meta>
</file>